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ELCompiler.handleFunctions( LinkedListTree 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imPELCompiler.toText( Tree t , StringBuffer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ELCompiler.buildGlobalState( String h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ELCompiler.compileProcess( String processDoc , Descriptor des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ELCompiler.getError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Compiler.setErrorListener( ErrorListener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Compiler.in( String [ ] arr , String elm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ELCompiler.buildModel( String processDef , Descriptor des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imPELCompiler.rewriteTokens( HashMap &lt; Integer , Integer &gt; tokenMapping , String [ ] tokenNames , LinkedListTree t , TreeParser targetLexer , boolean xml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ELCompiler.buildTokenMap( String [ ] tokenNames , Class source , Class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